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1" style:font-size-complex="12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1" style:font-size-complex="12pt" style:font-style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1" style:font-size-complex="12pt" style:font-style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Footnote">
      <style:text-properties officeooo:rsid="0203bf40" officeooo:paragraph-rsid="0203bf40"/>
    </style:style>
    <style:style style:name="P21" style:family="paragraph" style:parent-style-name="Footnote">
      <style:text-properties officeooo:rsid="020418e5" officeooo:paragraph-rsid="020418e5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1" style:font-size-complex="12pt" style:font-style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1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weight="normal" officeooo:rsid="01e9dda9" officeooo:paragraph-rsid="01ef44e0" style:font-weight-asian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weight="normal" officeooo:rsid="01f05479" officeooo:paragraph-rsid="01f05479" style:font-weight-asian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1d686" style:font-weight-asian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officeooo:rsid="019ca9fd" style:font-name-complex="Times New Roman1" style:font-size-complex="12pt"/>
    </style:style>
    <style:style style:name="T5" style:family="text">
      <style:text-properties officeooo:rsid="019cf784" style:font-name-complex="Times New Roman1" style:font-size-complex="12pt"/>
    </style:style>
    <style:style style:name="T6" style:family="text">
      <style:text-properties officeooo:rsid="019e3d05" style:font-name-complex="Times New Roman1" style:font-size-complex="12pt"/>
    </style:style>
    <style:style style:name="T7" style:family="text">
      <style:text-properties officeooo:rsid="01a088d6" style:font-name-complex="Times New Roman1" style:font-size-complex="12pt"/>
    </style:style>
    <style:style style:name="T8" style:family="text">
      <style:text-properties officeooo:rsid="01a398f9" style:font-name-complex="Times New Roman1" style:font-size-complex="12pt"/>
    </style:style>
    <style:style style:name="T9" style:family="text">
      <style:text-properties officeooo:rsid="01a51333" style:font-name-complex="Times New Roman1" style:font-size-complex="12pt"/>
    </style:style>
    <style:style style:name="T10" style:family="text">
      <style:text-properties officeooo:rsid="01aad25c" style:font-name-complex="Times New Roman1" style:font-size-complex="12pt"/>
    </style:style>
    <style:style style:name="T11" style:family="text">
      <style:text-properties officeooo:rsid="01af8865" style:font-name-complex="Times New Roman1" style:font-size-complex="12pt"/>
    </style:style>
    <style:style style:name="T12" style:family="text">
      <style:text-properties officeooo:rsid="01bb9526" style:font-name-complex="Times New Roman1" style:font-size-complex="12pt"/>
    </style:style>
    <style:style style:name="T13" style:family="text">
      <style:text-properties officeooo:rsid="01bd9025" style:font-name-complex="Times New Roman1" style:font-size-complex="12pt"/>
    </style:style>
    <style:style style:name="T14" style:family="text">
      <style:text-properties officeooo:rsid="01bf10ab" style:font-name-complex="Times New Roman1" style:font-size-complex="12pt"/>
    </style:style>
    <style:style style:name="T15" style:family="text">
      <style:text-properties officeooo:rsid="01c199d9" style:font-name-complex="Times New Roman1" style:font-size-complex="12pt"/>
    </style:style>
    <style:style style:name="T16" style:family="text">
      <style:text-properties officeooo:rsid="01c261d7" style:font-name-complex="Times New Roman1" style:font-size-complex="12pt"/>
    </style:style>
    <style:style style:name="T17" style:family="text">
      <style:text-properties officeooo:rsid="01c26810" style:font-name-complex="Times New Roman1" style:font-size-complex="12pt"/>
    </style:style>
    <style:style style:name="T18" style:family="text">
      <style:text-properties officeooo:rsid="01c4d4c4" style:font-name-complex="Times New Roman1" style:font-size-complex="12pt"/>
    </style:style>
    <style:style style:name="T19" style:family="text">
      <style:text-properties officeooo:rsid="01c972dc" style:font-name-complex="Times New Roman1" style:font-size-complex="12pt"/>
    </style:style>
    <style:style style:name="T20" style:family="text">
      <style:text-properties officeooo:rsid="01cad4a6" style:font-name-complex="Times New Roman1" style:font-size-complex="12pt"/>
    </style:style>
    <style:style style:name="T21" style:family="text">
      <style:text-properties officeooo:rsid="01ce2d0b" style:font-name-complex="Times New Roman1" style:font-size-complex="12pt"/>
    </style:style>
    <style:style style:name="T22" style:family="text">
      <style:text-properties officeooo:rsid="01d02338" style:font-name-complex="Times New Roman1" style:font-size-complex="12pt"/>
    </style:style>
    <style:style style:name="T23" style:family="text">
      <style:text-properties officeooo:rsid="01d04563" style:font-name-complex="Times New Roman1" style:font-size-complex="12pt"/>
    </style:style>
    <style:style style:name="T24" style:family="text">
      <style:text-properties officeooo:rsid="01d35e4c" style:font-name-complex="Times New Roman1" style:font-size-complex="12pt"/>
    </style:style>
    <style:style style:name="T25" style:family="text">
      <style:text-properties officeooo:rsid="01d77a9b" style:font-name-complex="Times New Roman1" style:font-size-complex="12pt"/>
    </style:style>
    <style:style style:name="T26" style:family="text">
      <style:text-properties officeooo:rsid="01d89107" style:font-name-complex="Times New Roman1" style:font-size-complex="12pt"/>
    </style:style>
    <style:style style:name="T27" style:family="text">
      <style:text-properties officeooo:rsid="01d99096" style:font-name-complex="Times New Roman1" style:font-size-complex="12pt"/>
    </style:style>
    <style:style style:name="T28" style:family="text">
      <style:text-properties officeooo:rsid="01db2508" style:font-name-complex="Times New Roman1" style:font-size-complex="12pt"/>
    </style:style>
    <style:style style:name="T29" style:family="text">
      <style:text-properties officeooo:rsid="01de14a5" style:font-name-complex="Times New Roman1" style:font-size-complex="12pt"/>
    </style:style>
    <style:style style:name="T30" style:family="text">
      <style:text-properties officeooo:rsid="01df020f" style:font-name-complex="Times New Roman1" style:font-size-complex="12pt"/>
    </style:style>
    <style:style style:name="T31" style:family="text">
      <style:text-properties officeooo:rsid="01e0946c" style:font-name-complex="Times New Roman1" style:font-size-complex="12pt"/>
    </style:style>
    <style:style style:name="T32" style:family="text">
      <style:text-properties officeooo:rsid="01e0dc23" style:font-name-complex="Times New Roman1" style:font-size-complex="12pt"/>
    </style:style>
    <style:style style:name="T33" style:family="text">
      <style:text-properties officeooo:rsid="01e17e96" style:font-name-complex="Times New Roman1" style:font-size-complex="12pt"/>
    </style:style>
    <style:style style:name="T34" style:family="text">
      <style:text-properties officeooo:rsid="01e4cfcf" style:font-name-complex="Times New Roman1" style:font-size-complex="12pt"/>
    </style:style>
    <style:style style:name="T35" style:family="text">
      <style:text-properties officeooo:rsid="01e5305c" style:font-name-complex="Times New Roman1" style:font-size-complex="12pt"/>
    </style:style>
    <style:style style:name="T36" style:family="text">
      <style:text-properties officeooo:rsid="01e6e7fb" style:font-name-complex="Times New Roman1" style:font-size-complex="12pt"/>
    </style:style>
    <style:style style:name="T37" style:family="text">
      <style:text-properties officeooo:rsid="01e8d8ca" style:font-name-complex="Times New Roman1" style:font-size-complex="12pt"/>
    </style:style>
    <style:style style:name="T38" style:family="text">
      <style:text-properties officeooo:rsid="01fa8789" style:font-name-complex="Times New Roman1" style:font-size-complex="12pt"/>
    </style:style>
    <style:style style:name="T39" style:family="text">
      <style:text-properties officeooo:rsid="01fc3525" style:font-name-complex="Times New Roman1" style:font-size-complex="12pt"/>
    </style:style>
    <style:style style:name="T40" style:family="text">
      <style:text-properties fo:font-style="italic" style:font-style-asian="italic" style:font-name-complex="Times New Roman1" style:font-size-complex="12pt" style:font-style-complex="italic"/>
    </style:style>
    <style:style style:name="T41" style:family="text">
      <style:text-properties fo:font-style="italic" officeooo:rsid="019cf784" style:font-style-asian="italic" style:font-name-complex="Times New Roman1" style:font-size-complex="12pt" style:font-style-complex="italic"/>
    </style:style>
    <style:style style:name="T42" style:family="text">
      <style:text-properties fo:font-style="italic" officeooo:rsid="01b4caa9" style:font-style-asian="italic" style:font-name-complex="Times New Roman1" style:font-size-complex="12pt" style:font-style-complex="italic"/>
    </style:style>
    <style:style style:name="T43" style:family="text">
      <style:text-properties fo:font-style="italic" officeooo:rsid="01b186c7" style:font-style-asian="italic" style:font-name-complex="Times New Roman1" style:font-size-complex="12pt" style:font-style-complex="italic"/>
    </style:style>
    <style:style style:name="T44" style:family="text">
      <style:text-properties fo:font-style="italic" officeooo:rsid="01d89107" style:font-style-asian="italic" style:font-name-complex="Times New Roman1" style:font-size-complex="12pt" style:font-style-complex="italic"/>
    </style:style>
    <style:style style:name="T45" style:family="text">
      <style:text-properties fo:font-weight="bold" style:font-weight-asian="bold" style:font-name-complex="Times New Roman1" style:font-size-complex="12pt" style:font-weight-complex="bold"/>
    </style:style>
    <style:style style:name="T46" style:family="text">
      <style:text-properties fo:font-weight="bold" officeooo:rsid="01aed673" style:font-weight-asian="bold" style:font-name-complex="Times New Roman1" style:font-size-complex="12pt" style:font-weight-complex="bold"/>
    </style:style>
    <style:style style:name="T47" style:family="text">
      <style:text-properties fo:font-weight="bold" officeooo:rsid="01e0946c" style:font-weight-asian="bold" style:font-name-complex="Times New Roman1" style:font-size-complex="12pt" style:font-weight-complex="bold"/>
    </style:style>
    <style:style style:name="T48" style:family="text">
      <style:text-properties fo:font-weight="bold" officeooo:rsid="01e0dc23" style:font-weight-asian="bold" style:font-name-complex="Times New Roman1" style:font-size-complex="12pt" style:font-weight-complex="bold"/>
    </style:style>
    <style:style style:name="T49" style:family="text">
      <style:text-properties fo:font-weight="bold" officeooo:rsid="01de14a5" style:font-weight-asian="bold" style:font-weight-complex="bold"/>
    </style:style>
    <style:style style:name="T50" style:family="text">
      <style:text-properties style:font-name="Transliteration1" style:font-name-complex="Times New Roman1" style:font-size-complex="12pt"/>
    </style:style>
    <style:style style:name="T51" style:family="text">
      <style:text-properties style:font-name="Transliteration1" officeooo:rsid="01af8865" style:font-name-complex="Times New Roman1" style:font-size-complex="12pt"/>
    </style:style>
    <style:style style:name="T52" style:family="text">
      <style:text-properties style:font-name="Transliteration1" officeooo:rsid="01b6a868" style:font-name-complex="Times New Roman1" style:font-size-complex="12pt"/>
    </style:style>
    <style:style style:name="T53" style:family="text">
      <style:text-properties style:font-name="Transliteration1" officeooo:rsid="01b824db" style:font-name-complex="Times New Roman1" style:font-size-complex="12pt"/>
    </style:style>
    <style:style style:name="T54" style:family="text">
      <style:text-properties style:font-name="Transliteration1" officeooo:rsid="01b903ad" style:font-name-complex="Times New Roman1" style:font-size-complex="12pt"/>
    </style:style>
    <style:style style:name="T55" style:family="text">
      <style:text-properties style:font-name="Transliteration1" officeooo:rsid="01b9d1b8" style:font-name-complex="Times New Roman1" style:font-size-complex="12pt"/>
    </style:style>
    <style:style style:name="T56" style:family="text">
      <style:text-properties style:font-name="Transliteration1" officeooo:rsid="01ba7b25" style:font-name-complex="Times New Roman1" style:font-size-complex="12pt"/>
    </style:style>
    <style:style style:name="T57" style:family="text">
      <style:text-properties style:font-name="Transliteration1" officeooo:rsid="01bb6611" style:font-name-complex="Times New Roman1" style:font-size-complex="12pt"/>
    </style:style>
    <style:style style:name="T58" style:family="text">
      <style:text-properties style:font-name="Transliteration1" officeooo:rsid="01bd9025" style:font-name-complex="Times New Roman1" style:font-size-complex="12pt"/>
    </style:style>
    <style:style style:name="T59" style:family="text">
      <style:text-properties style:font-name="Transliteration1" officeooo:rsid="01bf10ab" style:font-name-complex="Times New Roman1" style:font-size-complex="12pt"/>
    </style:style>
    <style:style style:name="T60" style:family="text">
      <style:text-properties style:font-name="Transliteration1" officeooo:rsid="01c261d7" style:font-name-complex="Times New Roman1" style:font-size-complex="12pt"/>
    </style:style>
    <style:style style:name="T61" style:family="text">
      <style:text-properties style:font-name="Transliteration1" officeooo:rsid="01c3673a" style:font-name-complex="Times New Roman1" style:font-size-complex="12pt"/>
    </style:style>
    <style:style style:name="T62" style:family="text">
      <style:text-properties style:font-name="Transliteration1" officeooo:rsid="01c3b4d7" style:font-name-complex="Times New Roman1" style:font-size-complex="12pt"/>
    </style:style>
    <style:style style:name="T63" style:family="text">
      <style:text-properties style:font-name="Transliteration1" officeooo:rsid="01c854a0" style:font-name-complex="Times New Roman1" style:font-size-complex="12pt"/>
    </style:style>
    <style:style style:name="T64" style:family="text">
      <style:text-properties style:font-name="Transliteration1" officeooo:rsid="01c972dc" style:font-name-complex="Times New Roman1" style:font-size-complex="12pt"/>
    </style:style>
    <style:style style:name="T65" style:family="text">
      <style:text-properties style:font-name="Transliteration1" officeooo:rsid="01cad4a6" style:font-name-complex="Times New Roman1" style:font-size-complex="12pt"/>
    </style:style>
    <style:style style:name="T66" style:family="text">
      <style:text-properties style:font-name="Transliteration1" officeooo:rsid="01cbb55b" style:font-name-complex="Times New Roman1" style:font-size-complex="12pt"/>
    </style:style>
    <style:style style:name="T67" style:family="text">
      <style:text-properties style:font-name="Transliteration1" officeooo:rsid="01cc98b2" style:font-name-complex="Times New Roman1" style:font-size-complex="12pt"/>
    </style:style>
    <style:style style:name="T68" style:family="text">
      <style:text-properties style:font-name="Transliteration1" officeooo:rsid="01ce2d0b" style:font-name-complex="Times New Roman1" style:font-size-complex="12pt"/>
    </style:style>
    <style:style style:name="T69" style:family="text">
      <style:text-properties style:font-name="Transliteration1" officeooo:rsid="01d35e4c" style:font-name-complex="Times New Roman1" style:font-size-complex="12pt"/>
    </style:style>
    <style:style style:name="T70" style:family="text">
      <style:text-properties style:font-name="Transliteration1" officeooo:rsid="01d77a9b" style:font-name-complex="Times New Roman1" style:font-size-complex="12pt"/>
    </style:style>
    <style:style style:name="T71" style:family="text">
      <style:text-properties style:font-name="Transliteration1" officeooo:rsid="01de14a5" style:font-name-complex="Times New Roman1" style:font-size-complex="12pt"/>
    </style:style>
    <style:style style:name="T72" style:family="text">
      <style:text-properties style:font-name="Transliteration1" fo:font-weight="bold" style:font-weight-asian="bold" style:font-name-complex="Times New Roman1" style:font-size-complex="12pt" style:font-weight-complex="bold"/>
    </style:style>
    <style:style style:name="T73" style:family="text">
      <style:text-properties style:font-name="Transliteration1" fo:font-weight="bold" officeooo:rsid="01de14a5" style:font-weight-asian="bold" style:font-name-complex="Times New Roman1" style:font-size-complex="12pt" style:font-weight-complex="bold"/>
    </style:style>
    <style:style style:name="T74" style:family="text">
      <style:text-properties fo:font-style="normal" style:font-style-asian="normal" style:font-name-complex="Times New Roman1" style:font-size-complex="12pt" style:font-style-complex="normal"/>
    </style:style>
    <style:style style:name="T75" style:family="text">
      <style:text-properties fo:font-style="normal" officeooo:rsid="019cf784" style:font-style-asian="normal" style:font-name-complex="Times New Roman1" style:font-size-complex="12pt" style:font-style-complex="normal"/>
    </style:style>
    <style:style style:name="T76" style:family="text">
      <style:text-properties fo:font-style="normal" officeooo:rsid="019df45c" style:font-style-asian="normal" style:font-name-complex="Times New Roman1" style:font-size-complex="12pt" style:font-style-complex="normal"/>
    </style:style>
    <style:style style:name="T77" style:family="text">
      <style:text-properties fo:font-style="normal" officeooo:rsid="01a069bf" style:font-style-asian="normal" style:font-name-complex="Times New Roman1" style:font-size-complex="12pt" style:font-style-complex="normal"/>
    </style:style>
    <style:style style:name="T78" style:family="text">
      <style:text-properties fo:font-style="normal" officeooo:rsid="01a55361" style:font-style-asian="normal" style:font-name-complex="Times New Roman1" style:font-size-complex="12pt" style:font-style-complex="normal"/>
    </style:style>
    <style:style style:name="T79" style:family="text">
      <style:text-properties fo:font-style="normal" officeooo:rsid="01b186c7" style:font-style-asian="normal" style:font-name-complex="Times New Roman1" style:font-size-complex="12pt" style:font-style-complex="normal"/>
    </style:style>
    <style:style style:name="T80" style:family="text">
      <style:text-properties fo:font-style="normal" officeooo:rsid="01b48c9c" style:font-style-asian="normal" style:font-name-complex="Times New Roman1" style:font-size-complex="12pt" style:font-style-complex="normal"/>
    </style:style>
    <style:style style:name="T81" style:family="text">
      <style:text-properties fo:font-style="normal" officeooo:rsid="01b4f3c6" style:font-style-asian="normal" style:font-name-complex="Times New Roman1" style:font-size-complex="12pt" style:font-style-complex="normal"/>
    </style:style>
    <style:style style:name="T82" style:family="text">
      <style:text-properties fo:font-style="normal" officeooo:rsid="01bf10ab" style:font-style-asian="normal" style:font-name-complex="Times New Roman1" style:font-size-complex="12pt" style:font-style-complex="normal"/>
    </style:style>
    <style:style style:name="T83" style:family="text">
      <style:text-properties fo:font-style="normal" officeooo:rsid="01eb821a" style:font-style-asian="normal" style:font-name-complex="Times New Roman1" style:font-size-complex="12pt" style:font-style-complex="normal"/>
    </style:style>
    <style:style style:name="T84" style:family="text">
      <style:text-properties fo:font-style="normal" officeooo:rsid="01ed694c" style:font-style-asian="normal" style:font-name-complex="Times New Roman1" style:font-size-complex="12pt" style:font-style-complex="normal"/>
    </style:style>
    <style:style style:name="T85" style:family="text">
      <style:text-properties fo:font-style="normal" officeooo:rsid="01f2f136" style:font-style-asian="normal" style:font-name-complex="Times New Roman1" style:font-size-complex="12pt" style:font-style-complex="normal"/>
    </style:style>
    <style:style style:name="T86" style:family="text">
      <style:text-properties fo:font-style="normal" officeooo:rsid="01f4cf35" style:font-style-asian="normal" style:font-name-complex="Times New Roman1" style:font-size-complex="12pt" style:font-style-complex="normal"/>
    </style:style>
    <style:style style:name="T87" style:family="text">
      <style:text-properties fo:font-style="normal" officeooo:rsid="01f68f8c" style:font-style-asian="normal" style:font-name-complex="Times New Roman1" style:font-size-complex="12pt" style:font-style-complex="normal"/>
    </style:style>
    <style:style style:name="T88" style:family="text">
      <style:text-properties fo:font-style="normal" officeooo:rsid="01f847c5" style:font-style-asian="normal" style:font-name-complex="Times New Roman1" style:font-size-complex="12pt" style:font-style-complex="normal"/>
    </style:style>
    <style:style style:name="T89" style:family="text">
      <style:text-properties fo:font-style="normal" officeooo:rsid="01fc48be" style:font-style-asian="normal" style:font-name-complex="Times New Roman1" style:font-size-complex="12pt" style:font-style-complex="normal"/>
    </style:style>
    <style:style style:name="T90" style:family="text">
      <style:text-properties fo:font-style="normal" officeooo:rsid="01fcfda0" style:font-style-asian="normal" style:font-name-complex="Times New Roman1" style:font-size-complex="12pt" style:font-style-complex="normal"/>
    </style:style>
    <style:style style:name="T91" style:family="text">
      <style:text-properties fo:font-style="normal" officeooo:rsid="01fe2848" style:font-style-asian="normal" style:font-name-complex="Times New Roman1" style:font-size-complex="12pt" style:font-style-complex="normal"/>
    </style:style>
    <style:style style:name="T92" style:family="text">
      <style:text-properties fo:font-style="normal" officeooo:rsid="01fe77c8" style:font-style-asian="normal" style:font-name-complex="Times New Roman1" style:font-size-complex="12pt" style:font-style-complex="normal"/>
    </style:style>
    <style:style style:name="T93" style:family="text">
      <style:text-properties fo:font-style="normal" officeooo:rsid="01ff79e8" style:font-style-asian="normal" style:font-name-complex="Times New Roman1" style:font-size-complex="12pt" style:font-style-complex="normal"/>
    </style:style>
    <style:style style:name="T94" style:family="text">
      <style:text-properties fo:font-style="normal" officeooo:rsid="01ff9b42" style:font-style-asian="normal" style:font-name-complex="Times New Roman1" style:font-size-complex="12pt" style:font-style-complex="normal"/>
    </style:style>
    <style:style style:name="T95" style:family="text">
      <style:text-properties fo:font-style="normal" officeooo:rsid="01ffa615" style:font-style-asian="normal" style:font-name-complex="Times New Roman1" style:font-size-complex="12pt" style:font-style-complex="normal"/>
    </style:style>
    <style:style style:name="T96" style:family="text">
      <style:text-properties fo:font-style="normal" officeooo:rsid="0201e0c5" style:font-style-asian="normal" style:font-name-complex="Times New Roman1" style:font-size-complex="12pt" style:font-style-complex="normal"/>
    </style:style>
    <style:style style:name="T97" style:family="text">
      <style:text-properties fo:font-style="normal" fo:font-weight="bold" style:font-style-asian="normal" style:font-weight-asian="bold" style:font-name-complex="Times New Roman1" style:font-size-complex="12pt" style:font-style-complex="normal" style:font-weight-complex="bold"/>
    </style:style>
    <style:style style:name="T98" style:family="text">
      <style:text-properties fo:font-style="normal" fo:font-weight="bold" officeooo:rsid="01a55361" style:font-style-asian="normal" style:font-weight-asian="bold" style:font-name-complex="Times New Roman1" style:font-size-complex="12pt" style:font-style-complex="normal" style:font-weight-complex="bold"/>
    </style:style>
    <style:style style:name="T99" style:family="text">
      <style:text-properties fo:font-style="normal" fo:font-weight="bold" officeooo:rsid="01ef44e0" style:font-style-asian="normal" style:font-weight-asian="bold" style:font-name-complex="Times New Roman1" style:font-size-complex="12pt" style:font-style-complex="normal" style:font-weight-complex="bold"/>
    </style:style>
    <style:style style:name="T100" style:family="text">
      <style:text-properties fo:font-style="normal" fo:font-weight="bold" officeooo:rsid="0201e0c5" style:font-style-asian="normal" style:font-weight-asian="bold" style:font-name-complex="Times New Roman1" style:font-size-complex="12pt" style:font-style-complex="normal" style:font-weight-complex="bold"/>
    </style:style>
    <style:style style:name="T101" style:family="text">
      <style:text-properties officeooo:rsid="019bc138"/>
    </style:style>
    <style:style style:name="T102" style:family="text">
      <style:text-properties officeooo:rsid="01a55361"/>
    </style:style>
    <style:style style:name="T103" style:family="text">
      <style:text-properties style:font-name="Transliteration"/>
    </style:style>
    <style:style style:name="T104" style:family="text">
      <style:text-properties style:font-name="Transliteration" officeooo:rsid="01bf10ab" style:font-name-complex="Times New Roman1" style:font-size-complex="12pt"/>
    </style:style>
    <style:style style:name="T105" style:family="text">
      <style:text-properties style:font-name="Transliteration" officeooo:rsid="01cad4a6" style:font-name-complex="Times New Roman1" style:font-size-complex="12pt"/>
    </style:style>
    <style:style style:name="T106" style:family="text">
      <style:text-properties style:font-name="Transliteration" fo:font-style="normal" officeooo:rsid="01bf10ab" style:font-style-asian="normal" style:font-name-complex="Times New Roman1" style:font-size-complex="12pt" style:font-style-complex="normal"/>
    </style:style>
    <style:style style:name="T107" style:family="text">
      <style:text-properties style:font-name="Transliteration" fo:font-style="normal" officeooo:rsid="01ff9b42" style:font-style-asian="normal" style:font-name-complex="Times New Roman1" style:font-size-complex="12pt" style:font-style-complex="normal"/>
    </style:style>
    <style:style style:name="T108" style:family="text">
      <style:text-properties style:font-name="Transliteration" officeooo:rsid="020418e5"/>
    </style:style>
    <style:style style:name="T109" style:family="text">
      <style:text-properties officeooo:rsid="01c3851d"/>
    </style:style>
    <style:style style:name="T110" style:family="text">
      <style:text-properties officeooo:rsid="01c4d4c4"/>
    </style:style>
    <style:style style:name="T111" style:family="text">
      <style:text-properties officeooo:rsid="01d5f246"/>
    </style:style>
    <style:style style:name="T112" style:family="text">
      <style:text-properties officeooo:rsid="01d77a9b"/>
    </style:style>
    <style:style style:name="T113" style:family="text">
      <style:text-properties officeooo:rsid="01db2508"/>
    </style:style>
    <style:style style:name="T114" style:family="text">
      <style:text-properties officeooo:rsid="01de14a5"/>
    </style:style>
    <style:style style:name="T115" style:family="text">
      <style:text-properties officeooo:rsid="01e17e96"/>
    </style:style>
    <style:style style:name="T116" style:family="text">
      <style:text-properties officeooo:rsid="01e3e1e7"/>
    </style:style>
    <style:style style:name="T117" style:family="text">
      <style:text-properties officeooo:rsid="01e5305c"/>
    </style:style>
    <style:style style:name="T118" style:family="text">
      <style:text-properties officeooo:rsid="01e8d8ca"/>
    </style:style>
    <style:style style:name="T119" style:family="text">
      <style:text-properties officeooo:rsid="01ef4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101">Bentresh Stela</text:span> (<text:span text:style-name="T101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0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7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1">References</text:p>
      <text:p text:style-name="P5"/>
      <text:p text:style-name="P7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0"/>
      <text:p text:style-name="P15"><text:span text:style-name="T3">[B]<text:tab/><text:tab/>M. Broze. </text:span><text:span text:style-name="T40">La princesse de Bakhtan : Essai d’analyse stylistique. </text:span><text:span text:style-name="T74">Monographies Reine Élisabeth. Fondation gÉyptologique Reine Élisabeth. Bruxelles (1989).</text:span></text:p>
      <text:p text:style-name="P6"/>
      <text:p text:style-name="P8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1">Attalus</text:span><text:span text:style-name="T75">. </text:span><text:span text:style-name="T76">Last updated August 1, 2020. Accessed October 18, 2025.</text:span><text:span text:style-name="T75"> </text:span><text:a xlink:type="simple" xlink:href="https://www.attalus.org/egypt/bentresh_stela.html" text:style-name="Internet_20_link" text:visited-style-name="Visited_20_Internet_20_Link"><text:span text:style-name="T75">https://www.attalus.org/egypt/bentresh_stela.html</text:span></text:a></text:p>
      <text:p text:style-name="P16"/>
      <text:p text:style-name="P37"><text:span text:style-name="T75">[</text:span><text:span text:style-name="T74">DB]<text:tab/><text:tab/></text:span><text:span text:style-name="T79">A story designed to make propaganda for the cult of Khonsu (The Bentresh-Stela…). </text:span><text:span text:style-name="T80">In</text:span><text:span text:style-name="T79"> </text:span><text:span text:style-name="T40">Egyptian Reading Book, Vol. </text:span><text:span text:style-name="T42">I</text:span><text:span text:style-name="T40">: Exercises and Middle Egyptian Texts</text:span><text:span text:style-name="T74">. Ed. A. De Buck. </text:span><text:span text:style-name="T77">Nederlandsch Archaeologisch-Philologisch Instituut. </text:span><text:span text:style-name="T74">Leyden (1948). </text:span><text:span text:style-name="T79">106–109.</text:span></text:p>
      <text:p text:style-name="P37"><text:span text:style-name="T79"/></text:p>
      <text:p text:style-name="P24"><text:span text:style-name="T3">[F]<text:tab/><text:tab/>R. O. Faulkner. </text:span><text:span text:style-name="T40">A Concise Dictionary of Middle Egyptian</text:span><text:span text:style-name="T3">. Griffith Institute, Ashmolean Museum, Oxford. Reprinted at the University Press, Oxford (1981).</text:span></text:p>
      <text:p text:style-name="P39"/>
      <text:p text:style-name="P38"><text:span text:style-name="T79">[G]<text:tab/><text:tab/>A. Gardiner. </text:span><text:span text:style-name="T43">Egyptian Grammar: Being an Introduction to the Study of Hieroglyphs</text:span><text:span text:style-name="T79">. 3rd Edition, Revised. Griffith Institute, Ashmolean Museum, Oxford. Printed at the University Press, Cambridge (2007).</text:span></text:p>
      <text:p text:style-name="P22"/>
      <text:p text:style-name="P18"><text:span text:style-name="T79">[</text:span><text:span text:style-name="T74">L]<text:tab/><text:tab/>III. Two Pseudepigrapha: The Bentresh Stela. In </text:span><text:span text:style-name="T40">Ancient Egyptian Literature, </text:span><text:span text:style-name="T42">Vol. III: The Late Period. </text:span><text:span text:style-name="T81">Trans. M. Lichtheim. University of California Press. Berkeley (1980). 90</text:span><text:span text:style-name="T79">–</text:span><text:span text:style-name="T81">93.</text:span></text:p>
      <text:p text:style-name="P17"><text:soft-page-break/></text:p>
      <text:p text:style-name="P9"><text:span text:style-name="T78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78">https://mqtrinh.github.io/other/egyptian/middle-egyptian/bentresh-stela_trans-nederhof.pdf</text:span></text:a></text:p>
      <text:p text:style-name="P5"/>
      <text:p text:style-name="P7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13"><text:span text:style-name="T102">1</text:span><text:span text:style-name="T119">1</text:span>/1<text:span text:style-name="T119">7</text:span>/25</text:p>
      <text:p text:style-name="P12"/>
      <text:p text:style-name="P12"/>
      <text:p text:style-name="P23"><text:span text:style-name="T72">(1)</text:span><text:span text:style-name="T50"> @</text:span><text:span text:style-name="T51">r </text:span><text:span text:style-name="T58">K</text:span><text:span text:style-name="T61">A </text:span><text:span text:style-name="T58">N</text:span><text:span text:style-name="T56">x</text:span><text:span text:style-name="T57">t</text:span></text:p>
      <text:p text:style-name="P23"><text:span text:style-name="T63">t</text:span><text:span text:style-name="T58">wt </text:span><text:span text:style-name="T63">x</text:span><text:span text:style-name="T57">a</text:span><text:span text:style-name="T52">.</text:span><text:span text:style-name="T53">w</text:span></text:p>
      <text:p text:style-name="P23"><text:span text:style-name="T63">D</text:span><text:span text:style-name="T57">d</text:span><text:span text:style-name="T53"> </text:span><text:span text:style-name="T63">n</text:span><text:span text:style-name="T57">s.</text:span><text:span text:style-name="T59">y</text:span><text:span text:style-name="T64">(t)</text:span><text:span text:style-name="T53"> mi </text:span><text:span text:style-name="T64">(I)</text:span><text:span text:style-name="T57">tm</text:span></text:p>
      <text:p text:style-name="P23"><text:span text:style-name="T57"/></text:p>
      <text:p text:style-name="P25"><text:span text:style-name="T53">@r </text:span><text:span text:style-name="T60">Nbw</text:span></text:p>
      <text:p text:style-name="P25"><text:span text:style-name="T63">ws</text:span><text:span text:style-name="T64">(</text:span><text:span text:style-name="T63">r</text:span><text:span text:style-name="T64">)</text:span><text:span text:style-name="T63"> x</text:span><text:span text:style-name="T53">pS</text:span><text:span text:style-name="T60">w</text:span><text:span text:style-name="T53"> </text:span><text:span text:style-name="T63">d</text:span><text:span text:style-name="T54">r </text:span><text:span text:style-name="T65">P</text:span><text:span text:style-name="T63">Dt</text:span><text:span text:style-name="T54"> </text:span><text:span text:style-name="T63">9</text:span></text:p>
      <text:p text:style-name="P25"><text:span text:style-name="T63"/></text:p>
      <text:p text:style-name="P23"><text:span text:style-name="T54">Nsw Bity </text:span><text:span text:style-name="T60">N</text:span><text:span text:style-name="T55">b </text:span><text:span text:style-name="T60">&amp;</text:span><text:span text:style-name="T55">A.wy </text:span></text:p>
      <text:p text:style-name="P30"><text:span text:style-name="T55">W</text:span><text:span text:style-name="T50">sr-MaA.t-Ra </text:span><text:span text:style-name="T66">%tp-</text:span><text:span text:style-name="T67">(n)</text:span><text:span text:style-name="T66">-Ra</text:span></text:p>
      <text:p text:style-name="P30"><text:span text:style-name="T66"/></text:p>
      <text:p text:style-name="P31"><text:span text:style-name="T68">%</text:span><text:span text:style-name="T50">A Ra</text:span></text:p>
      <text:p text:style-name="P32"><text:span text:style-name="T50">xt=f Mri-Imn Ra-</text:span><text:span text:style-name="T62">m</text:span><text:span text:style-name="T50">s-</text:span><text:span text:style-name="T62">s(w)</text:span></text:p>
      <text:p text:style-name="P32"><text:span text:style-name="T50"/></text:p>
      <text:p text:style-name="P32"><text:span text:style-name="T50">Imn-Ra </text:span><text:span text:style-name="T73">(2)</text:span><text:span text:style-name="T71"> </text:span><text:span text:style-name="T50">Nb </text:span><text:span text:style-name="T69">[?] PsD.t Nb.wt </text:span><text:span text:style-name="T50">WAs.t</text:span></text:p>
      <text:p text:style-name="P30"><text:span text:style-name="T50">mri nTr nfr Imn</text:span></text:p>
      <text:p text:style-name="P30"><text:span text:style-name="T50">ms.</text:span><text:span text:style-name="T70">[</text:span><text:span text:style-name="T50">ti</text:span><text:span text:style-name="T70">]</text:span><text:span text:style-name="T50">w Ra-@r-Ax.ty</text:span></text:p>
      <text:p text:style-name="P33">pr.<text:span text:style-name="T112">w</text:span> ax n <text:span text:style-name="T110">N</text:span>b <text:span text:style-name="T110">+</text:span>r.<text:span text:style-name="T111">(</text:span>t<text:span text:style-name="T111">)</text:span></text:p>
      <text:p text:style-name="P33">wtt n KA-<text:span text:style-name="T109">Mwt=f</text:span></text:p>
      <text:p text:style-name="P34">nsw.t n Km.t <text:span text:style-name="T113">HqA</text:span> _Sr.wt</text:p>
      <text:p text:style-name="P34">iTy <text:span text:style-name="T49">(3)</text:span><text:span text:style-name="T114"> </text:span><text:span text:style-name="T115">iT</text:span> <text:span text:style-name="T115">PDt</text:span> 9</text:p>
      <text:p text:style-name="P35">pri m <text:span text:style-name="T116">X</text:span>t</text:p>
      <text:p text:style-name="P35">s<text:span text:style-name="T117">r(w) </text:span>n=f nx.tw</text:p>
      <text:p text:style-name="P34"><text:span text:style-name="T118">w</text:span>D n=f pri a m swH.t</text:p>
      <text:p text:style-name="P34"/>
      <text:p text:style-name="P14"/>
      <text:p text:style-name="P23"><text:span text:style-name="T45">(</text:span><text:span text:style-name="T46">1</text:span><text:span text:style-name="T45">) </text:span><text:span text:style-name="T11">Horus, </text:span><text:span text:style-name="T19">M</text:span><text:span text:style-name="T15">ighty</text:span><text:span text:style-name="T12"> Bull,</text:span></text:p>
      <text:p text:style-name="P23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104">nfr Hr</text:span><text:span text:style-name="T14">]</text:span><text:span text:style-name="T13">,</text:span></text:p>
      <text:p text:style-name="P23"><text:span text:style-name="T19">e</text:span><text:span text:style-name="T14">nduring of </text:span><text:span text:style-name="T19">k</text:span><text:span text:style-name="T14">ingship [</text:span><text:span text:style-name="T106">nfr Hr</text:span><text:span text:style-name="T14">], </text:span><text:span text:style-name="T16">like Atum,</text:span></text:p>
      <text:p text:style-name="P23"><text:span text:style-name="T16"/></text:p>
      <text:p text:style-name="P23"><text:span text:style-name="T16">Golden Horus,</text:span></text:p>
      <text:p text:style-name="P40"><text:span text:style-name="T16">s</text:span><text:span text:style-name="T3">trong </text:span><text:span text:style-name="T19">[F 68] </text:span><text:span text:style-name="T3">of arm </text:span><text:span text:style-name="T14">[</text:span><text:span text:style-name="T106">nfr Hr</text:span><text:span text:style-name="T14">] </text:span><text:span text:style-name="T20">[who] drives away the Nine Bows [</text:span><text:span text:style-name="T105">pD.t psD.t</text:span><text:span text:style-name="T20">],</text:span></text:p>
      <text:p text:style-name="P26"><text:span text:style-name="T3"/></text:p>
      <text:p text:style-name="P26"><text:span text:style-name="T3">Dual King, Lord of the Two Lands,</text:span></text:p>
      <text:p text:style-name="P26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28"><text:span text:style-name="T3"/></text:p>
      <text:p text:style-name="P28"><text:span text:style-name="T3">Son of Re,</text:span></text:p>
      <text:p text:style-name="P28"><text:span text:style-name="T22">h</text:span><text:span text:style-name="T3">is </text:span><text:span text:style-name="T23">m</text:span><text:span text:style-name="T3">ajesty Meri</text:span><text:span text:style-name="T21">a</text:span><text:span text:style-name="T3">mun Ra</text:span><text:span text:style-name="T21">m</text:span><text:span text:style-name="T3">eses,</text:span></text:p>
      <text:p text:style-name="P27"><text:span text:style-name="T17"/></text:p>
      <text:p text:style-name="P27"><text:span text:style-name="T17">Amun-Re, </text:span><text:span text:style-name="T47">(2)</text:span><text:span text:style-name="T31"> </text:span><text:span text:style-name="T17">Lord of </text:span><text:span text:style-name="T24">[the Thrones?], [of] the Ennead</text:span><text:span text:style-name="T17">, </text:span><text:span text:style-name="T24">of the Ladies of Thebes</text:span><text:span text:style-name="T24"><text:note text:id="ftn0" text:note-class="footnote"><text:note-citation>1</text:note-citation><text:note-body><text:p text:style-name="P20"><text:span text:style-name="T108">W</text:span><text:span text:style-name="T103">As.t </text:span><text:span text:style-name="T108">=</text:span> “Waset”.</text:p></text:note-body></text:note></text:span><text:span text:style-name="T28">,</text:span></text:p>
      <text:p text:style-name="P29"><text:span text:style-name="T3">beloved of the good god, Amun,</text:span></text:p>
      <text:p text:style-name="P30"><text:span text:style-name="T3">bo</text:span><text:span text:style-name="T25">[</text:span><text:span text:style-name="T3">r</text:span><text:span text:style-name="T25">]</text:span><text:span text:style-name="T3">n of Re-Horakhty,</text:span></text:p>
      <text:p text:style-name="P30"><text:span text:style-name="T26">seed [F 91] of the </text:span><text:span text:style-name="T44">akh</text:span><text:span text:style-name="T30"> </text:span><text:span text:style-name="T26">of</text:span><text:span text:style-name="T18"> the Lord of </text:span><text:span text:style-name="T26">Ancestors[?</text:span><text:span text:style-name="T27"> F 324</text:span><text:span text:style-name="T26">],</text:span></text:p>
      <text:p text:style-name="P36"><text:span text:style-name="T3">begotten of Ka</text:span><text:span text:style-name="T25">m</text:span><text:span text:style-name="T3">u</text:span><text:span text:style-name="T25">t</text:span><text:span text:style-name="T3">ef,</text:span></text:p>
      <text:p text:style-name="P41"><text:span text:style-name="T29">k</text:span><text:span text:style-name="T3">ing of the Black Land</text:span><text:span text:style-name="T3"><text:note text:id="ftn1" text:note-class="footnote"><text:note-citation>2</text:note-citation><text:note-body><text:p text:style-name="P21"><text:span text:style-name="T103">Km.t</text:span> = “Kemet”.</text:p></text:note-body></text:note></text:span><text:span text:style-name="T3">, </text:span><text:span text:style-name="T37">ruler </text:span><text:span text:style-name="T3">of the Red Land</text:span><text:span text:style-name="T3"><text:note text:id="ftn2" text:note-class="footnote"><text:note-citation>3</text:note-citation><text:note-body><text:p text:style-name="P21"><text:span text:style-name="T103">_Sr.wt</text:span> = “Deshrut”.</text:p></text:note-body></text:note></text:span><text:span text:style-name="T3">,</text:span></text:p>
      <text:p text:style-name="P42"><text:span text:style-name="T3">sovereign </text:span><text:span text:style-name="T48">(3)</text:span><text:span text:style-name="T32"> </text:span><text:span text:style-name="T39">[</text:span><text:span text:style-name="T38">who</text:span><text:span text:style-name="T39">]</text:span><text:span text:style-name="T38"> seized </text:span><text:span text:style-name="T33">the Nine Bows,</text:span></text:p>
      <text:p text:style-name="P43"><text:soft-page-break/><text:span text:style-name="T33">t</text:span><text:span text:style-name="T3">hat when he came forth from the womb </text:span><text:span text:style-name="T39">[second tense?]</text:span><text:span text:style-name="T3">,</text:span></text:p>
      <text:p text:style-name="P43"><text:span text:style-name="T35">victories </text:span><text:span text:style-name="T36">[F 139] </text:span><text:span text:style-name="T35">were</text:span><text:span text:style-name="T3"> </text:span><text:span text:style-name="T34">foretold </text:span><text:span text:style-name="T36">[passive] </text:span><text:span text:style-name="T34">[F 235] of him,</text:span></text:p>
      <text:p text:style-name="P44"><text:span text:style-name="T3">command [F 73</text:span><text:span text:style-name="T79">–</text:span><text:span text:style-name="T74">74] [</text:span><text:span text:style-name="T83">g</text:span><text:span text:style-name="T84">iven</text:span><text:span text:style-name="T74">] to him [while] active [F 91] in the egg,</text:span></text:p>
      <text:p text:style-name="P45"><text:span text:style-name="T98"/></text:p>
      <text:p text:style-name="P45"><text:span text:style-name="T98"/></text:p>
      <text:p text:style-name="P45"><text:span text:style-name="T98">1</text:span><text:span text:style-name="T99">2</text:span><text:span text:style-name="T97">/</text:span><text:span text:style-name="T99">7</text:span><text:span text:style-name="T97">/25</text:span></text:p>
      <text:p text:style-name="P46"><text:span text:style-name="T74"/></text:p>
      <text:p text:style-name="P47"><text:span text:style-name="T74"/></text:p>
      <text:p text:style-name="P52"><text:span text:style-name="T74">kA </text:span><text:span text:style-name="T85">mn ib hb=f mtwn</text:span></text:p>
      <text:p text:style-name="P53"><text:span text:style-name="T91">n</text:span><text:span text:style-name="T74">sw.t n nTr pri nx.t mi MnT(w)</text:span></text:p>
      <text:p text:style-name="P54"><text:span text:style-name="T74">wr pH.t</text:span><text:span text:style-name="T86">y</text:span><text:span text:style-name="T74"> </text:span><text:span text:style-name="T100">(4)</text:span><text:span text:style-name="T96"> </text:span><text:span text:style-name="T74">mi sA Nw.t</text:span></text:p>
      <text:p text:style-name="P48"><text:span text:style-name="T74"/></text:p>
      <text:p text:style-name="P48"><text:span text:style-name="T74"/></text:p>
      <text:p text:style-name="P49"><text:span text:style-name="T74">Bull </text:span><text:span text:style-name="T87">firm [F 106] of heart </text:span><text:span text:style-name="T82">[</text:span><text:span text:style-name="T106">nfr Hr</text:span><text:span text:style-name="T82">]</text:span><text:span text:style-name="T87">, </text:span><text:span text:style-name="T88">when he </text:span><text:span text:style-name="T90">trot</text:span><text:span text:style-name="T88">s </text:span><text:span text:style-name="T89">[circumstantial?] </text:span><text:span text:style-name="T90">[F 158] </text:span><text:span text:style-name="T89">[into] the arena [variant spelling, F 121],</text:span></text:p>
      <text:p text:style-name="P50"><text:span text:style-name="T89">d</text:span><text:span text:style-name="T74">ivine king </text:span><text:span text:style-name="T92">[indirect genitive] [who] comes [in] might like Montu,</text:span></text:p>
      <text:p text:style-name="P51"><text:span text:style-name="T74">Great of s</text:span><text:span text:style-name="T93">trength </text:span><text:span text:style-name="T94">[playful spelling of dual </text:span><text:span text:style-name="T107">-ty</text:span><text:span text:style-name="T94">] </text:span><text:span text:style-name="T82">[</text:span><text:span text:style-name="T106">nfr Hr</text:span><text:span text:style-name="T82">] </text:span><text:span text:style-name="T100">(4)</text:span><text:span text:style-name="T82"> </text:span><text:span text:style-name="T95">like the son of Nut:</text:span></text:p>
      <text:p text:style-name="P51"><text:span text:style-name="T95"/></text:p>
      <text:p text:style-name="P51"><text:span text:style-name="T9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officeooo:rsid="006fc487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3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715</meta:editing-cycles>
    <meta:print-date>2025-02-09T21:44:00</meta:print-date>
    <meta:creation-date>2025-01-12T21:03:00</meta:creation-date>
    <dc:date>2025-11-17T15:48:19.715222381</dc:date>
    <meta:editing-duration>P4DT11H4M18S</meta:editing-duration>
    <meta:generator>LibreOffice/7.3.7.2$Linux_X86_64 LibreOffice_project/30$Build-2</meta:generator>
    <meta:document-statistic meta:table-count="1" meta:image-count="0" meta:object-count="0" meta:page-count="4" meta:paragraph-count="71" meta:word-count="583" meta:character-count="3608" meta:non-whitespace-character-count="3090"/>
    <meta:user-defined meta:name="AppVersion">16.0000</meta:user-defined>
    <meta:template xlink:type="simple" xlink:actuate="onRequest" xlink:title="Normal" xlink:href=""/>
  </office:meta>
</office:document-meta>
</file>